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uch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setMillis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uch.checkConfiguratio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ouch.setMkdirs( boolean mk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getFallback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ch.addFilelist( File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ch.setDatetime( String date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uch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addConfigured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touc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uch.Tou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uch.add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ch.touch( Resource r , long defaultTimestam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uch.add( FileNameMapper fileName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uch.getTimesta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ch.touch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ch.touch( File file , long mod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uch.getPrimary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ch.setPattern( final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